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3878in" svg:y="4.6406in">
            <draw:object draw:notify-on-update-of-ranges="Sheet1.B17:Sheet1.B17 Sheet1.B18:Sheet1.B20 Sheet1.C17:Sheet1.C17 Sheet1.C18:Sheet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Red Links</text:p>
          </table:table-cell>
          <table:table-cell/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Red Links</text:p>
          </table:table-cell>
          <table:table-cell/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Red Lin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569" calcext:value-type="float">
            <text:p>2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5336" calcext:value-type="float">
            <text:p>25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0" calcext:value-type="float">
            <text:p>1650</text:p>
          </table:table-cell>
          <table:table-cell office:value-type="float" office:value="253686" calcext:value-type="float">
            <text:p>253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5216" calcext:value-type="float">
            <text:p>252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24" calcext:value-type="float">
            <text:p>1724</text:p>
          </table:table-cell>
          <table:table-cell office:value-type="float" office:value="253681" calcext:value-type="float">
            <text:p>253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554" calcext:value-type="float">
            <text:p>25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5484" calcext:value-type="float">
            <text:p>254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8" calcext:value-type="float">
            <text:p>1708</text:p>
          </table:table-cell>
          <table:table-cell office:value-type="float" office:value="253954" calcext:value-type="float">
            <text:p>253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5320" calcext:value-type="float">
            <text:p>253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01" calcext:value-type="float">
            <text:p>1701</text:p>
          </table:table-cell>
          <table:table-cell office:value-type="float" office:value="253726" calcext:value-type="float">
            <text:p>253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25240" calcext:value-type="float">
            <text:p>252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36" calcext:value-type="float">
            <text:p>1736</text:p>
          </table:table-cell>
          <table:table-cell office:value-type="float" office:value="254300" calcext:value-type="float">
            <text:p>254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89" calcext:value-type="float">
            <text:p>25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25381" calcext:value-type="float">
            <text:p>253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44" calcext:value-type="float">
            <text:p>1644</text:p>
          </table:table-cell>
          <table:table-cell office:value-type="float" office:value="253646" calcext:value-type="float">
            <text:p>2536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25303" calcext:value-type="float">
            <text:p>253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53" calcext:value-type="float">
            <text:p>1753</text:p>
          </table:table-cell>
          <table:table-cell office:value-type="float" office:value="254079" calcext:value-type="float">
            <text:p>2540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56" calcext:value-type="float">
            <text:p>2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379" calcext:value-type="float">
            <text:p>253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49" calcext:value-type="float">
            <text:p>1749</text:p>
          </table:table-cell>
          <table:table-cell office:value-type="float" office:value="254143" calcext:value-type="float">
            <text:p>254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98" calcext:value-type="float">
            <text:p>24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35385" calcext:value-type="float">
            <text:p>353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63" calcext:value-type="float">
            <text:p>1663</text:p>
          </table:table-cell>
          <table:table-cell office:value-type="float" office:value="253836" calcext:value-type="float">
            <text:p>253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431" calcext:value-type="float">
            <text:p>254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06" calcext:value-type="float">
            <text:p>1706</text:p>
          </table:table-cell>
          <table:table-cell office:value-type="float" office:value="253709" calcext:value-type="float">
            <text:p>253709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4:.B13])" office:value-type="float" office:value="19.6" calcext:value-type="float">
            <text:p>19.6</text:p>
          </table:table-cell>
          <table:table-cell table:formula="of:=AVERAGE([.C4:.C13])" office:value-type="float" office:value="2535.1" calcext:value-type="float">
            <text:p>2535.1</text:p>
          </table:table-cell>
          <table:table-cell/>
          <table:table-cell table:style-name="ce1" office:value-type="string" calcext:value-type="string">
            <text:p>mean</text:p>
          </table:table-cell>
          <table:table-cell table:formula="of:=AVERAGE([.F4:.F13])" office:value-type="float" office:value="96.3" calcext:value-type="float">
            <text:p>96.3</text:p>
          </table:table-cell>
          <table:table-cell table:formula="of:=AVERAGE([.G4:.G13])" office:value-type="float" office:value="26347.5" calcext:value-type="float">
            <text:p>26347.5</text:p>
          </table:table-cell>
          <table:table-cell/>
          <table:table-cell table:style-name="ce1" office:value-type="string" calcext:value-type="string">
            <text:p>mean</text:p>
          </table:table-cell>
          <table:table-cell table:formula="of:=AVERAGE([.J4:.J13])" office:value-type="float" office:value="1703.4" calcext:value-type="float">
            <text:p>1703.4</text:p>
          </table:table-cell>
          <table:table-cell table:formula="of:=AVERAGE([.K4:.K13])" office:value-type="float" office:value="253876" calcext:value-type="float">
            <text:p>253876</text:p>
          </table:table-cell>
        </table:table-row>
        <table:table-row table:style-name="ro1">
          <table:table-cell table:style-name="ce1" office:value-type="string" calcext:value-type="string">
            <text:p>st dev</text:p>
          </table:table-cell>
          <table:table-cell table:style-name="ce2" table:formula="of:=STDEV([.B4:.B13])" office:value-type="float" office:value="2.41292814278051" calcext:value-type="float">
            <text:p>2.41</text:p>
          </table:table-cell>
          <table:table-cell table:style-name="ce2" table:formula="of:=STDEV([.C4:.C13])" office:value-type="float" office:value="33.6334819950464" calcext:value-type="float">
            <text:p>33.63</text:p>
          </table:table-cell>
          <table:table-cell/>
          <table:table-cell table:style-name="ce1" office:value-type="string" calcext:value-type="string">
            <text:p>st dev</text:p>
          </table:table-cell>
          <table:table-cell table:style-name="ce2" table:formula="of:=STDEV([.F4:.F13])" office:value-type="float" office:value="7.28849931208217" calcext:value-type="float">
            <text:p>7.29</text:p>
          </table:table-cell>
          <table:table-cell table:style-name="ce2" table:formula="of:=STDEV([.G4:.G13])" office:value-type="float" office:value="3176.49076987658" calcext:value-type="float">
            <text:p>3,176.49</text:p>
          </table:table-cell>
          <table:table-cell/>
          <table:table-cell table:style-name="ce1" office:value-type="string" calcext:value-type="string">
            <text:p>st dev</text:p>
          </table:table-cell>
          <table:table-cell table:style-name="ce2" table:formula="of:=STDEV([.J4:.J13])" office:value-type="float" office:value="39.5423823258033" calcext:value-type="float">
            <text:p>39.54</text:p>
          </table:table-cell>
          <table:table-cell table:style-name="ce2" table:formula="of:=STDEV([.K4:.K13])" office:value-type="float" office:value="230.307041432374" calcext:value-type="float">
            <text:p>230.3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Red Links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" calcext:value-type="float">
            <text:p>19.6</text:p>
          </table:table-cell>
          <table:table-cell office:value-type="float" office:value="2535.1" calcext:value-type="float">
            <text:p>2535.1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6.3" calcext:value-type="float">
            <text:p>96.3</text:p>
          </table:table-cell>
          <table:table-cell office:value-type="float" office:value="26347.5" calcext:value-type="float">
            <text:p>26347.5</text:p>
          </table:table-cell>
          <table:table-cell table:number-columns-repeated="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03.4" calcext:value-type="float">
            <text:p>1703.4</text:p>
          </table:table-cell>
          <table:table-cell office:value-type="float" office:value="253876" calcext:value-type="float">
            <text:p>25387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5:04:50.915171189</meta:creation-date>
    <dc:date>2016-03-18T15:33:03.392919086</dc:date>
    <meta:editing-duration>PT12M52S</meta:editing-duration>
    <meta:editing-cycles>1</meta:editing-cycles>
    <meta:document-statistic meta:table-count="1" meta:cell-count="13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09cm" svg:y="0.316cm" chart:style-name="ch2">
          <text:p>Number of Red Links Vs Runtime</text:p>
        </chart:title>
        <chart:subtitle svg:x="4.953cm" svg:y="1.301cm" chart:style-name="ch3">
          <text:p>As Red-Black Tree Size Increases</text:p>
        </chart:subtitle>
        <chart:legend chart:legend-position="end" svg:x="13.121cm" svg:y="4.201cm" style:legend-expansion="high" chart:style-name="ch4"/>
        <chart:plot-area chart:style-name="ch5" table:cell-range-address="Sheet1.B17:Sheet1.C20" chart:data-source-has-labels="row" svg:x="1.331cm" svg:y="2.19cm" svg:width="11.47cm" svg:height="5.649cm">
          <chartooo:coordinate-region svg:x="2.693cm" svg:y="2.389cm" svg:width="9.736cm" svg:height="4.803cm"/>
          <chart:axis chart:dimension="x" chart:name="primary-x" chart:style-name="ch6">
            <chart:title svg:x="4.429cm" svg:y="8.019cm" chart:style-name="ch7">
              <text:p>Runtime to Build Tree (milliseconds)</text:p>
            </chart:title>
          </chart:axis>
          <chart:axis chart:dimension="y" chart:name="primary-y" chart:style-name="ch8">
            <chart:title svg:x="0.451cm" svg:y="6.593cm" chart:style-name="ch9">
              <text:p>Number of Red Links</text:p>
            </chart:title>
            <chart:grid chart:style-name="ch10" chart:class="major"/>
          </chart:axis>
          <chart:series chart:style-name="ch11" chart:values-cell-range-address="Sheet1.C18:Sheet1.C20" chart:label-cell-address="Sheet1.C17:Sheet1.C17" chart:class="chart:scatter">
            <chart:domain table:cell-range-address="Sheet1.B18:Sheet1.B20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d Links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6">
                <text:p>19.6</text:p>
                <draw:g>
                  <svg:desc>Sheet1.B18:Sheet1.B20</svg:desc>
                </draw:g>
              </table:table-cell>
              <table:table-cell office:value-type="float" office:value="2535.1">
                <text:p>2535.1</text:p>
                <draw:g>
                  <svg:desc>Sheet1.C18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3">
                <text:p>96.3</text:p>
              </table:table-cell>
              <table:table-cell office:value-type="float" office:value="26347.5">
                <text:p>2634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3.4">
                <text:p>1703.4</text:p>
              </table:table-cell>
              <table:table-cell office:value-type="float" office:value="253876">
                <text:p>253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